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results">
        <table:table-row>
          <table:table-cell>
            <text:p>Agreement Manuel vs. Angelo</text:p>
          </table:table-cell>
          <table:table-cell>
            <text:p>Agreement Manuel vs. Marinella</text:p>
          </table:table-cell>
          <table:table-cell>
            <text:p>Agreement Marinella vs. Angelo</text:p>
          </table:table-cell>
          <table:table-cell>
            <text:p>Agreement Manuel vs. ChatGPT</text:p>
          </table:table-cell>
          <table:table-cell>
            <text:p>Agreement Marinella vs. chatGPT</text:p>
          </table:table-cell>
          <table:table-cell>
            <text:p>Agreement Angelo vs. chatGPT</text:p>
          </table:table-cell>
          <table:table-cell>
            <text:p>Interpretazione K</text:p>
          </table:table-cell>
        </table:table-row>
        <table:table-row>
          <table:table-cell>
            <text:p>0.6903472443453329</text:p>
          </table:table-cell>
          <table:table-cell>
            <text:p>0.7307060755336618</text:p>
          </table:table-cell>
          <table:table-cell>
            <text:p>0.8258518117901568</text:p>
          </table:table-cell>
          <table:table-cell>
            <text:p>0.4904469406454678</text:p>
          </table:table-cell>
          <table:table-cell>
            <text:p>0.39215913033422</text:p>
          </table:table-cell>
          <table:table-cell>
            <text:p>0.3946587537091989</text:p>
          </table:table-cell>
          <table:table-cell table:style-name="CellStyle_Weak">
            <text:p>Weak</text:p>
          </table:table-cell>
        </table:table-row>
        <table:table-row>
          <table:table-cell>
            <text:p>0.452054794520548</text:p>
          </table:table-cell>
          <table:table-cell>
            <text:p>0.3555992141453831</text:p>
          </table:table-cell>
          <table:table-cell>
            <text:p>0.42827868852459017</text:p>
          </table:table-cell>
          <table:table-cell>
            <text:p>0.2199816681943172</text:p>
          </table:table-cell>
          <table:table-cell>
            <text:p>0.2331288343558282</text:p>
          </table:table-cell>
          <table:table-cell>
            <text:p>0.16944928980812357</text:p>
          </table:table-cell>
          <table:table-cell table:style-name="CellStyle_Minimal">
            <text:p>Minimal</text:p>
          </table:table-cell>
        </table:table-row>
        <table:table-row>
          <table:table-cell>
            <text:p>0.7352941176470589</text:p>
          </table:table-cell>
          <table:table-cell>
            <text:p>0.7789223454833598</text:p>
          </table:table-cell>
          <table:table-cell>
            <text:p>0.7615384615384615</text:p>
          </table:table-cell>
          <table:table-cell>
            <text:p>0.045519203413940224</text:p>
          </table:table-cell>
          <table:table-cell>
            <text:p>0.03909150469534828</text:p>
          </table:table-cell>
          <table:table-cell>
            <text:p>0.04485274250202653</text:p>
          </table:table-cell>
          <table:table-cell table:style-name="CellStyle_None">
            <text:p>None</text:p>
          </table:table-cell>
        </table:table-row>
        <table:table-row>
          <table:table-cell>
            <text:p>0.2663043478260869</text:p>
          </table:table-cell>
          <table:table-cell>
            <text:p>0.8530805687203792</text:p>
          </table:table-cell>
          <table:table-cell>
            <text:p>0.6555555555555556</text:p>
          </table:table-cell>
          <table:table-cell>
            <text:p>0.48466257668711665</text:p>
          </table:table-cell>
          <table:table-cell>
            <text:p>0.40979208584842386</text:p>
          </table:table-cell>
          <table:table-cell>
            <text:p>0.4185377086931491</text:p>
          </table:table-cell>
          <table:table-cell table:style-name="MCellStyle_Weak">
            <text:p>Weak</text:p>
          </table:table-cell>
        </table:table-row>
        <table:table-row>
          <table:table-cell>
            <text:p>0.8703703703703703</text:p>
          </table:table-cell>
          <table:table-cell>
            <text:p>0.9165320409262251</text:p>
          </table:table-cell>
          <table:table-cell>
            <text:p>0.8899929027679205</text:p>
          </table:table-cell>
          <table:table-cell>
            <text:p>0.29357798165137616</text:p>
          </table:table-cell>
          <table:table-cell>
            <text:p>0.3649161657703258</text:p>
          </table:table-cell>
          <table:table-cell>
            <text:p>0.27482286254133215</text:p>
          </table:table-cell>
          <table:table-cell table:style-name="MCellStyle_Minimal">
            <text:p>Minimal</text:p>
          </table:table-cell>
        </table:table-row>
        <table:table-row>
          <table:table-cell>
            <text:p>0.8591304347826088</text:p>
          </table:table-cell>
          <table:table-cell>
            <text:p>0.8734693877551021</text:p>
          </table:table-cell>
          <table:table-cell>
            <text:p>0.9208510638297872</text:p>
          </table:table-cell>
          <table:table-cell>
            <text:p>0.7063258954013414</text:p>
          </table:table-cell>
          <table:table-cell>
            <text:p>0.8457367240089753</text:p>
          </table:table-cell>
          <table:table-cell>
            <text:p>0.7570725002863361</text:p>
          </table:table-cell>
          <table:table-cell table:style-name="CellStyle_Strong">
            <text:p>Strong</text:p>
          </table:table-cell>
        </table:table-row>
        <table:table-row>
          <table:table-cell>
            <text:p>0.49295774647887325</text:p>
          </table:table-cell>
          <table:table-cell>
            <text:p>0.6630434782608696</text:p>
          </table:table-cell>
          <table:table-cell>
            <text:p>0.6618181818181819</text:p>
          </table:table-cell>
          <table:table-cell>
            <text:p>0.23856613102595792</text:p>
          </table:table-cell>
          <table:table-cell>
            <text:p>0.1729323308270676</text:p>
          </table:table-cell>
          <table:table-cell>
            <text:p>0.1433418150975404</text:p>
          </table:table-cell>
          <table:table-cell table:style-name="MCellStyle_Minimal">
            <text:p>Minimal</text:p>
          </table:table-cell>
        </table:table-row>
        <table:table-row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>
            <text:p>nan</text:p>
          </table:table-cell>
          <table:table-cell>
            <text:p>-0.004566210045662045</text:p>
          </table:table-cell>
          <table:table-cell>
            <text:p>0.0</text:p>
          </table:table-cell>
          <table:table-cell table:style-name="MCellStyle_None">
            <text:p>None</text:p>
          </table:table-cell>
        </table:table-row>
        <table:table-row>
          <table:table-cell>
            <text:p>0.0</text:p>
          </table:table-cell>
          <table:table-cell>
            <text:p>nan</text:p>
          </table:table-cell>
          <table:table-cell>
            <text:p>0.0</text:p>
          </table:table-cell>
          <table:table-cell>
            <text:p>0.0</text:p>
          </table:table-cell>
          <table:table-cell>
            <text:p>0.3933823529411764</text:p>
          </table:table-cell>
          <table:table-cell>
            <text:p>-0.004975124378109541</text:p>
          </table:table-cell>
          <table:table-cell table:style-name="MCellStyle_Minimal">
            <text:p>Minimal</text:p>
          </table:table-cell>
        </table:table-row>
        <table:table-row>
          <table:table-cell>
            <text:p>0.39097744360902253</text:p>
          </table:table-cell>
          <table:table-cell>
            <text:p>0.8847583643122676</text:p>
          </table:table-cell>
          <table:table-cell>
            <text:p>0.7280701754385965</text:p>
          </table:table-cell>
          <table:table-cell>
            <text:p>0.4917491749174918</text:p>
          </table:table-cell>
          <table:table-cell>
            <text:p>0.5504087193460491</text:p>
          </table:table-cell>
          <table:table-cell>
            <text:p>0.550667325753831</text:p>
          </table:table-cell>
          <table:table-cell table:style-name="MCellStyle_Weak">
            <text:p>Weak</text:p>
          </table:table-cell>
        </table:table-row>
        <table:table-row>
          <table:table-cell>
            <text:p>0.6257425742574257</text:p>
          </table:table-cell>
          <table:table-cell>
            <text:p>0.5579322638146168</text:p>
          </table:table-cell>
          <table:table-cell>
            <text:p>0.5432565168114847</text:p>
          </table:table-cell>
          <table:table-cell>
            <text:p>0.2949876746096959</text:p>
          </table:table-cell>
          <table:table-cell>
            <text:p>0.272604588394062</text:p>
          </table:table-cell>
          <table:table-cell>
            <text:p>0.4598930481283422</text:p>
          </table:table-cell>
          <table:table-cell table:style-name="MCellStyle_Weak">
            <text:p>Weak</text:p>
          </table:table-cell>
        </table:table-row>
        <table:table-row>
          <table:table-cell>
            <text:p>0.7199170124481328</text:p>
          </table:table-cell>
          <table:table-cell>
            <text:p>0.5765241588666836</text:p>
          </table:table-cell>
          <table:table-cell>
            <text:p>0.7249605678233438</text:p>
          </table:table-cell>
          <table:table-cell>
            <text:p>0.49623139610513833</text:p>
          </table:table-cell>
          <table:table-cell>
            <text:p>0.38808494643863933</text:p>
          </table:table-cell>
          <table:table-cell>
            <text:p>0.38548855793679626</text:p>
          </table:table-cell>
          <table:table-cell table:style-name="MCellStyle_Weak">
            <text:p>Weak</text:p>
          </table:table-cell>
        </table:table-row>
        <table:table-row>
          <table:table-cell>
            <text:p>0.3843058350100603</text:p>
          </table:table-cell>
          <table:table-cell>
            <text:p>0.4923706736136956</text:p>
          </table:table-cell>
          <table:table-cell>
            <text:p>0.2962162162162162</text:p>
          </table:table-cell>
          <table:table-cell>
            <text:p>0.1351145038167939</text:p>
          </table:table-cell>
          <table:table-cell>
            <text:p>0.010856453558504175</text:p>
          </table:table-cell>
          <table:table-cell>
            <text:p>0.2313979706877114</text:p>
          </table:table-cell>
          <table:table-cell table:style-name="MCellStyle_Minimal">
            <text:p>Minimal</text:p>
          </table:table-cell>
        </table:table-row>
        <table:table-row>
          <table:table-cell>
            <text:p>0.7037617554858935</text:p>
          </table:table-cell>
          <table:table-cell>
            <text:p>0.6009732360097324</text:p>
          </table:table-cell>
          <table:table-cell>
            <text:p>0.7525279403938265</text:p>
          </table:table-cell>
          <table:table-cell>
            <text:p>0.3886779426993441</text:p>
          </table:table-cell>
          <table:table-cell>
            <text:p>0.8032849993583986</text:p>
          </table:table-cell>
          <table:table-cell>
            <text:p>0.5590723055934516</text:p>
          </table:table-cell>
          <table:table-cell table:style-name="MCellStyle_Strong">
            <text:p>Strong</text:p>
          </table:table-cell>
        </table:table-row>
        <table:table-row>
          <table:table-cell>
            <text:p>0.6415929203539823</text:p>
          </table:table-cell>
          <table:table-cell>
            <text:p>0.5999277195518613</text:p>
          </table:table-cell>
          <table:table-cell>
            <text:p>0.7694595934556272</text:p>
          </table:table-cell>
          <table:table-cell>
            <text:p>0.520746887966805</text:p>
          </table:table-cell>
          <table:table-cell>
            <text:p>0.30410733199952933</text:p>
          </table:table-cell>
          <table:table-cell>
            <text:p>0.543789209535759</text:p>
          </table:table-cell>
          <table:table-cell table:style-name="MCellStyle_Weak">
            <text:p>Weak</text:p>
          </table:table-cell>
        </table:table-row>
        <table:table-row>
          <table:table-cell>
            <text:p>0.6685440720923683</text:p>
          </table:table-cell>
          <table:table-cell>
            <text:p>0.6914715719063544</text:p>
          </table:table-cell>
          <table:table-cell>
            <text:p>0.7080028839221342</text:p>
          </table:table-cell>
          <table:table-cell>
            <text:p>0.22976659593816295</text:p>
          </table:table-cell>
          <table:table-cell>
            <text:p>0.2637956103302638</text:p>
          </table:table-cell>
          <table:table-cell>
            <text:p>0.2333738848337389</text:p>
          </table:table-cell>
          <table:table-cell table:style-name="MCellStyle_Minimal">
            <text:p>Minimal</text:p>
          </table:table-cell>
        </table:table-row>
        <table:table-row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 table:style-name="MCellStyle_None">
            <text:p>None</text:p>
          </table:table-cell>
        </table:table-row>
        <table:table-row>
          <table:table-cell>
            <text:p>1.0</text:p>
          </table:table-cell>
          <table:table-cell>
            <text:p>0.7960199004975124</text:p>
          </table:table-cell>
          <table:table-cell>
            <text:p>0.8516746411483254</text:p>
          </table:table-cell>
          <table:table-cell>
            <text:p>0.236784140969163</text:p>
          </table:table-cell>
          <table:table-cell>
            <text:p>-0.024960998439937487</text:p>
          </table:table-cell>
          <table:table-cell>
            <text:p>0.17969543147208122</text:p>
          </table:table-cell>
          <table:table-cell table:style-name="MCellStyle_Minimal">
            <text:p>Minimal</text:p>
          </table:table-cell>
        </table:table-row>
        <table:table-row>
          <table:table-cell>
            <text:p>nan</text:p>
          </table:table-cell>
          <table:table-cell>
            <text:p>1.0</text:p>
          </table:table-cell>
          <table:table-cell>
            <text:p>nan</text:p>
          </table:table-cell>
          <table:table-cell>
            <text:p>-0.007267441860465018</text:p>
          </table:table-cell>
          <table:table-cell>
            <text:p>-0.011080332409972415</text:p>
          </table:table-cell>
          <table:table-cell>
            <text:p>0.0</text:p>
          </table:table-cell>
          <table:table-cell table:style-name="MCellStyle_None">
            <text:p>None</text:p>
          </table:table-cell>
        </table:table-row>
        <table:table-row>
          <table:table-cell>
            <text:p>0.0</text:p>
          </table:table-cell>
          <table:table-cell>
            <text:p>0.7415966386554622</text:p>
          </table:table-cell>
          <table:table-cell>
            <text:p>0.0</text:p>
          </table:table-cell>
          <table:table-cell>
            <text:p>0.1469719350073856</text:p>
          </table:table-cell>
          <table:table-cell>
            <text:p>0.16234594135146618</text:p>
          </table:table-cell>
          <table:table-cell>
            <text:p>0.3277870216306157</text:p>
          </table:table-cell>
          <table:table-cell table:style-name="MCellStyle_Minimal">
            <text:p>Minimal</text:p>
          </table:table-cell>
        </table:table-row>
        <table:table-row>
          <table:table-cell>
            <text:p>0.43356643356643354</text:p>
          </table:table-cell>
          <table:table-cell>
            <text:p>0.36269430051813467</text:p>
          </table:table-cell>
          <table:table-cell>
            <text:p>-0.018248175182481674</text:p>
          </table:table-cell>
          <table:table-cell>
            <text:p>0.05080313784086665</text:p>
          </table:table-cell>
          <table:table-cell>
            <text:p>0.14785992217898836</text:p>
          </table:table-cell>
          <table:table-cell>
            <text:p>-0.024340770791074995</text:p>
          </table:table-cell>
          <table:table-cell table:style-name="MCellStyle_None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CellStyle_Weak" style:family="table-cell" style:display-name="CellStyle_Weak">
      <style:table-cell-properties fo:background-color="#FFFF00"/>
    </style:style>
    <style:style style:name="CellStyle_Minimal" style:family="table-cell" style:display-name="CellStyle_Minimal">
      <style:table-cell-properties fo:background-color="#FFA500"/>
    </style:style>
    <style:style style:name="CellStyle_None" style:family="table-cell" style:display-name="CellStyle_None">
      <style:table-cell-properties fo:background-color="#FF0000"/>
    </style:style>
    <style:style style:name="MCellStyle_Weak" style:family="table-cell" style:display-name="CellStyle_Weak">
      <style:table-cell-properties fo:background-color="#FFFF00"/>
    </style:style>
    <style:style style:name="MCellStyle_Minimal" style:family="table-cell" style:display-name="CellStyle_Minimal">
      <style:table-cell-properties fo:background-color="#FFA500"/>
    </style:style>
    <style:style style:name="CellStyle_Strong" style:family="table-cell" style:display-name="CellStyle_Strong">
      <style:table-cell-properties fo:background-color="#008000"/>
    </style:style>
    <style:style style:name="MCellStyle_Minimal" style:family="table-cell" style:display-name="CellStyle_Minimal">
      <style:table-cell-properties fo:background-color="#FFA500"/>
    </style:style>
    <style:style style:name="MCellStyle_None" style:family="table-cell" style:display-name="CellStyle_None">
      <style:table-cell-properties fo:background-color="#FF0000"/>
    </style:style>
    <style:style style:name="MCellStyle_Minimal" style:family="table-cell" style:display-name="CellStyle_Minimal">
      <style:table-cell-properties fo:background-color="#FFA500"/>
    </style:style>
    <style:style style:name="MCellStyle_Weak" style:family="table-cell" style:display-name="CellStyle_Weak">
      <style:table-cell-properties fo:background-color="#FFFF00"/>
    </style:style>
    <style:style style:name="MCellStyle_Weak" style:family="table-cell" style:display-name="CellStyle_Weak">
      <style:table-cell-properties fo:background-color="#FFFF00"/>
    </style:style>
    <style:style style:name="MCellStyle_Weak" style:family="table-cell" style:display-name="CellStyle_Weak">
      <style:table-cell-properties fo:background-color="#FFFF00"/>
    </style:style>
    <style:style style:name="MCellStyle_Minimal" style:family="table-cell" style:display-name="CellStyle_Minimal">
      <style:table-cell-properties fo:background-color="#FFA500"/>
    </style:style>
    <style:style style:name="MCellStyle_Strong" style:family="table-cell" style:display-name="CellStyle_Strong">
      <style:table-cell-properties fo:background-color="#008000"/>
    </style:style>
    <style:style style:name="MCellStyle_Weak" style:family="table-cell" style:display-name="CellStyle_Weak">
      <style:table-cell-properties fo:background-color="#FFFF00"/>
    </style:style>
    <style:style style:name="MCellStyle_Minimal" style:family="table-cell" style:display-name="CellStyle_Minimal">
      <style:table-cell-properties fo:background-color="#FFA500"/>
    </style:style>
    <style:style style:name="MCellStyle_None" style:family="table-cell" style:display-name="CellStyle_None">
      <style:table-cell-properties fo:background-color="#FF0000"/>
    </style:style>
    <style:style style:name="MCellStyle_Minimal" style:family="table-cell" style:display-name="CellStyle_Minimal">
      <style:table-cell-properties fo:background-color="#FFA500"/>
    </style:style>
    <style:style style:name="MCellStyle_None" style:family="table-cell" style:display-name="CellStyle_None">
      <style:table-cell-properties fo:background-color="#FF0000"/>
    </style:style>
    <style:style style:name="MCellStyle_Minimal" style:family="table-cell" style:display-name="CellStyle_Minimal">
      <style:table-cell-properties fo:background-color="#FFA500"/>
    </style:style>
    <style:style style:name="MCellStyle_None" style:family="table-cell" style:display-name="CellStyle_None">
      <style:table-cell-properties fo:background-color="#FF000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